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nvalid-tweets/" text:style-name="Internet_20_link" text:visited-style-name="Visited_20_Internet_20_Link"><text:span text:style-name="T1">1683. Invalid Tweets</text:span></text:a></text:p>
      <text:section text:style-name="Sect1" text:name="headlessui-popover-button-:rr:">
        <text:p text:style-name="Standard"/>
      </text:section>
      <text:p text:style-name="P4">Easy</text:p>
      <text:p text:style-name="P4">425</text:p>
      <text:p text:style-name="P4">163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Tweets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tweet_id <text:s text:c="6"/>| int <text:s text:c="4"/>|</text:p>
      <text:p text:style-name="P2">| content <text:s text:c="7"/>| varchar |</text:p>
      <text:p text:style-name="P2">+----------------+---------+</text:p>
      <text:p text:style-name="P2">tweet_id is the primary key (column with unique values) for this table.</text:p>
      <text:p text:style-name="P1">This table contains all the tweets in a social media app.</text:p>
      <text:p text:style-name="P6"> </text:p>
      <text:p text:style-name="P7"><text:span text:style-name="T1">Write a solution to find the IDs of the invalid tweets. The tweet is invalid if the number of characters used in the content of the tweet is </text:span><text:span text:style-name="Strong_20_Emphasis"><text:span text:style-name="T1">strictly greater</text:span></text:span><text:span text:style-name="T1"> than </text:span><text:span text:style-name="Source_20_Text"><text:span text:style-name="T2">15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Tweets table:</text:p>
      <text:p text:style-name="P2">+----------+----------------------------------+</text:p>
      <text:p text:style-name="P2">| tweet_id | content <text:s text:c="25"/>|</text:p>
      <text:p text:style-name="P2">+----------+----------------------------------+</text:p>
      <text:p text:style-name="P2">| 1 <text:s text:c="7"/>| Vote for Biden <text:s text:c="18"/>|</text:p>
      <text:p text:style-name="P2">| 2 <text:s text:c="7"/>| Let us make America great again! |</text:p>
      <text:p text:style-name="P2">+----------+----------------------------------+</text:p>
      <text:p text:style-name="P3"><text:span text:style-name="Strong_20_Emphasis"><text:span text:style-name="T1">Output:</text:span></text:span><text:span text:style-name="T1"> </text:span></text:p>
      <text:p text:style-name="P2">+----------+</text:p>
      <text:p text:style-name="P2">| tweet_id |</text:p>
      <text:p text:style-name="P2">+----------+</text:p>
      <text:p text:style-name="P2">| 2 <text:s text:c="7"/>|</text:p>
      <text:p text:style-name="P2">+----------+</text:p>
      <text:p text:style-name="P3"><text:span text:style-name="Strong_20_Emphasis"><text:span text:style-name="T1">Explanation:</text:span></text:span><text:span text:style-name="T1"> </text:span></text:p>
      <text:p text:style-name="P2">Tweet 1 has length = 14. It is a valid tweet.</text:p>
      <text:p text:style-name="P1">Tweet 2 has length = 32. It is an invalid tweet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6:51:23.353000000</dc:date>
    <meta:editing-duration>PT11S</meta:editing-duration>
    <meta:editing-cycles>1</meta:editing-cycles>
    <meta:document-statistic meta:table-count="0" meta:image-count="0" meta:object-count="0" meta:page-count="2" meta:paragraph-count="39" meta:word-count="180" meta:character-count="1108" meta:non-whitespace-character-count="888"/>
    <meta:generator>LibreOffice/7.2.2.2$Windows_X86_64 LibreOffice_project/02b2acce88a210515b4a5bb2e46cbfb63fe97d56</meta:generator>
  </office:meta>
</office:document-meta>
</file>